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_MECopy_of_Violent_Crime_Su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What is your gender?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Of these two cities, Chicago and New York City which one do you think had the highest violent crime rate in 2014?</text:p>
          </table:table-cell>
          <table:table-cell office:value-type="string" table:style-name="ce1">
            <text:p>Of these two cities, Chicago and New York City which one do you think had the highest violent crime rate in 2018?</text:p>
          </table:table-cell>
          <table:table-cell office:value-type="string" table:style-name="ce1">
            <text:p>Would you base you decision to visit either of these two cities base on the violent crime rate?</text:p>
          </table:table-cell>
          <table:table-cell office:value-type="string" table:style-name="ce1">
            <text:p>ASSAULT</text:p>
          </table:table-cell>
          <table:table-cell office:value-type="string" table:style-name="ce1">
            <text:p>HOMICDE</text:p>
          </table:table-cell>
          <table:table-cell office:value-type="string" table:style-name="ce1">
            <text:p>RAPE</text:p>
          </table:table-cell>
          <table:table-cell office:value-type="string" table:style-name="ce1">
            <text:p>ROBBERY</text:p>
          </table:table-cell>
          <table:table-cell office:value-type="string" table:style-name="ce1">
            <text:p>Timestamp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Assaul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date" office:date-value="2018-07-24T23:58:35" table:style-name="ce2">
            <text:p>7/24/2018 23: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mal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date" office:date-value="2018-07-25T12:29:04" table:style-name="ce2">
            <text:p>7/25/2018 12: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mal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18-07-25T06:18:55" table:style-name="ce2">
            <text:p>7/25/2018 6: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date" office:date-value="2018-07-24T23:55:14" table:style-name="ce2">
            <text:p>7/24/2018 23: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male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date" office:date-value="2018-07-25T09:46:29" table:style-name="ce2">
            <text:p>7/25/2018 9: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le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8-07-25T07:41:09" table:style-name="ce2">
            <text:p>7/25/2018 7:41</text:p>
          </table:table-cell>
          <table:table-cell table:number-columns-repeated="16374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thleen Medina</meta:initial-creator>
    <dc:creator>Cathleen Medina</dc:creator>
    <meta:creation-date>2018-08-11T22:11:15Z</meta:creation-date>
    <dc:date>2018-08-11T22:19:06Z</dc:date>
  </office:meta>
</office:document-meta>
</file>